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0.416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break-before="page"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>
        <style:tab-stops>
          <style:tab-stop style:position="0.416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bold" officeooo:paragraph-rsid="001a24a9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416cm"/>
        </style:tab-stops>
      </style:paragraph-properties>
    </style:style>
    <style:style style:name="P12" style:family="paragraph" style:parent-style-name="Standard" style:list-style-name="L1">
      <style:paragraph-properties>
        <style:tab-stops>
          <style:tab-stop style:position="0.416cm"/>
        </style:tab-stops>
      </style:paragraph-properties>
    </style:style>
    <style:style style:name="P13" style:family="paragraph" style:parent-style-name="Standard">
      <style:paragraph-properties fo:text-align="justify" style:justify-single-word="false"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416cm"/>
        </style:tab-stops>
      </style:paragraph-properties>
      <style:text-properties fo:font-weight="normal" officeooo:paragraph-rsid="00150cb4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416cm"/>
        </style:tab-stops>
      </style:paragraph-properties>
      <style:text-properties fo:font-weight="normal" officeooo:paragraph-rsid="0017beb8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normal" officeooo:paragraph-rsid="0019826d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416cm"/>
        </style:tab-stops>
      </style:paragraph-properties>
      <style:text-properties fo:font-weight="normal" officeooo:paragraph-rsid="001a24a9" style:font-weight-asian="normal" style:font-weight-complex="normal"/>
    </style:style>
    <style:style style:name="P18" style:family="paragraph" style:parent-style-name="Standard" style:list-style-name="L2">
      <style:paragraph-properties fo:margin-left="1.27cm" fo:margin-right="0cm" fo:text-align="justify" style:justify-single-word="false" fo:text-indent="0.037cm" style:auto-text-indent="false"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Standard" style:list-style-name="L3">
      <style:paragraph-properties fo:margin-left="1.27cm" fo:margin-right="0cm" fo:text-indent="0.019cm" style:auto-text-indent="false">
        <style:tab-stops>
          <style:tab-stop style:position="0.416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Standard" style:list-style-name="L1">
      <style:paragraph-properties fo:break-before="page">
        <style:tab-stops>
          <style:tab-stop style:position="0.416cm"/>
        </style:tab-stops>
      </style:paragraph-properties>
    </style:style>
    <style:style style:name="P21" style:family="paragraph" style:parent-style-name="Standard">
      <style:paragraph-properties fo:text-align="justify" style:justify-single-word="false" fo:break-before="page">
        <style:tab-stops>
          <style:tab-stop style:position="0.416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61d" fo:background-color="transparent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officeooo:rsid="0013361d" fo:background-color="transparent"/>
    </style:style>
    <style:style style:name="T5" style:family="text">
      <style:text-properties officeooo:rsid="001555de" fo:background-color="transparent"/>
    </style:style>
    <style:style style:name="T6" style:family="text">
      <style:text-properties officeooo:rsid="00165d9c" fo:background-color="transparent"/>
    </style:style>
    <style:style style:name="T7" style:family="text">
      <style:text-properties officeooo:rsid="0017beb8" fo:background-color="transparent"/>
    </style:style>
    <style:style style:name="T8" style:family="text">
      <style:text-properties officeooo:rsid="00136205"/>
    </style:style>
    <style:style style:name="T9" style:family="text">
      <style:text-properties officeooo:rsid="00150cb4"/>
    </style:style>
    <style:style style:name="T10" style:family="text">
      <style:text-properties officeooo:rsid="001555de"/>
    </style:style>
    <style:style style:name="T11" style:family="text">
      <style:text-properties officeooo:rsid="0019826d"/>
    </style:style>
    <style:style style:name="T12" style:family="text">
      <style:text-properties officeooo:rsid="001a24a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list xml:id="list1585276853" text:style-name="L1">
        <text:list-item>
          <text:p text:style-name="P9">INFORMACIÓN PERSONAL </text:p>
        </text:list-item>
      </text:list>
      <text:p text:style-name="P3"/>
      <text:p text:style-name="P3"><text:tab/><text:tab/>FECHA DE NACIMIENTO:<text:tab/><text:tab/><text:tab/>29 de Septiembre de 1982</text:p>
      <text:p text:style-name="P3"><text:tab/><text:tab/>LUGAR DE NACIMIENTO:<text:tab/><text:tab/>Cartagena - Bolívar</text:p>
      <text:p text:style-name="P3"><text:tab/><text:tab/>DOCUMENTO DE IDENTIDAD:<text:tab/><text:tab/>C.C. Nro 73,197,994 de Cartagena</text:p>
      <text:p text:style-name="P3"><text:tab/><text:tab/>ESTADO CIVIL:<text:tab/><text:tab/><text:tab/><text:tab/>Soltero</text:p>
      <text:p text:style-name="P3"><text:tab/><text:tab/>DIRECCIÓN:<text:tab/><text:tab/><text:tab/><text:tab/><text:tab/>Cra 14B # 163 – 04 apto 309; Bogotá D.C.</text:p>
      <text:p text:style-name="P3"><text:tab/><text:tab/>CELULAR:<text:tab/><text:tab/><text:tab/><text:tab/><text:tab/>3012350312</text:p>
      <text:p text:style-name="P3"><text:tab/><text:tab/>EMAIL:<text:tab/><text:tab/><text:tab/><text:tab/><text:tab/>ochoalarios@gmail.com</text:p>
      <text:p text:style-name="P3"><text:tab/><text:tab/>TARJETA PROFESIONAL:<text:tab/><text:tab/><text:tab/>13255 - 170551</text:p>
      <text:p text:style-name="P3"/>
      <text:p text:style-name="P3"/>
      <text:p text:style-name="P3"/>
      <text:list xml:id="list1597260044" text:continue-numbering="true" text:style-name="L1">
        <text:list-item>
          <text:p text:style-name="P9">PERFIL PROFESIONAL </text:p>
        </text:list-item>
      </text:list>
      <text:p text:style-name="P4"/>
      <text:list xml:id="list1689579564" text:style-name="L2">
        <text:list-item>
          <text:p text:style-name="P18">Excelentes habilidades como analista, diseñador y desarrollador de soluciones Web, utilizando tecnologías como: Servlets, JSPs, JSF, Java SE, Java EE, Java ME, HTML, CSS, XML, JavaScript y C++. Asimismo en el manejo y administración de bases de datos; conocimiento del lenguaje PL/SQL. Igualmente alta destreza en el uso de los siguientes frameworks: JSF, ICEFaces, PrimeFaces, RichFaces, A4J, JavaFX, DWR, ZK e Hibernate.</text:p>
          <text:p text:style-name="P18"/>
        </text:list-item>
        <text:list-item>
          <text:p text:style-name="P18">Destrezas en el análisis y diseño para implementar arquitecturas solidas basadas en tecnologias emergentes. </text:p>
          <text:p text:style-name="P18"/>
        </text:list-item>
        <text:list-item>
          <text:p text:style-name="P18">Persona con formación integral, con principios éticos y valores sociales sólidos, espíritu de colaboración y responsable. </text:p>
          <text:p text:style-name="P18"/>
        </text:list-item>
        <text:list-item>
          <text:p text:style-name="P18">Excelentes relaciones interpersonales, alta disponibilidad para el trabajo en equipo, capacidad de autoaprendizaje, liderazgo y muy buena fluidez verbal. </text:p>
          <text:p text:style-name="P18"/>
        </text:list-item>
        <text:list-item>
          <text:p text:style-name="P18">Dominio de una segunda lengua para ser más competitivo en el mundo actual globalizado.</text:p>
        </text:list-item>
      </text:list>
      <text:p text:style-name="P3"/>
      <text:p text:style-name="P3"/>
      <text:p text:style-name="P3"/>
      <text:list xml:id="list1274898422" text:continue-list="list1597260044" text:style-name="L1">
        <text:list-item>
          <text:p text:style-name="P9">ESTUDIOS REALIZADOS </text:p>
        </text:list-item>
      </text:list>
      <text:p text:style-name="P4"/>
      <text:p text:style-name="P5"><text:tab/><text:tab/><text:span text:style-name="T1">SECUNDARIA </text:span></text:p>
      <text:p text:style-name="P5"><text:tab/><text:tab/>COLEGIO NAVAL MILITAR ABOLSURE </text:p>
      <text:p text:style-name="P5"><text:tab/><text:tab/>Título obtenido: Bachiller Académico Militar </text:p>
      <text:p text:style-name="P5"><text:tab/><text:tab/>Cartagena (Bolívar), Diciembre de 2000 </text:p>
      <text:p text:style-name="P5"/>
      <text:p text:style-name="P5"><text:tab/><text:tab/><text:span text:style-name="T1">SUPERIORES </text:span></text:p>
      <text:p text:style-name="P5"><text:tab/><text:tab/>Ingeniería de Sistemas </text:p>
      <text:p text:style-name="P5"><text:tab/><text:tab/>UNIVERSIDAD TECNOLÓGICA DE BOLÍVAR </text:p>
      <text:p text:style-name="P5"><text:tab/><text:tab/>Cartagena (Bolívar), mayo de 2007</text:p>
      <text:p text:style-name="P3"/>
      <text:p text:style-name="P3"/>
      <text:p text:style-name="P3"/>
      <text:list xml:id="list161440038" text:continue-numbering="true" text:style-name="L1">
        <text:list-item>
          <text:p text:style-name="P9">CERTIFICACIONES </text:p>
        </text:list-item>
      </text:list>
      <text:p text:style-name="P4"/>
      <text:list xml:id="list440076135" text:style-name="L3">
        <text:list-item>
          <text:p text:style-name="P19">Sun Certified Programmer for the Java Platform, Standard Edition 6.0 </text:p>
        </text:list-item>
        <text:list-item>
          <text:p text:style-name="P19">Sun Certified Web Component Developer for the Java Platform, Enterprise Edition 5 </text:p>
        </text:list-item>
        <text:list-item>
          <text:p text:style-name="P19">Sun Certified Business Component Developer for the Java Platform, Enterprise Edition 5</text:p>
        </text:list-item>
        <text:list-item>
          <text:p text:style-name="P19">Java Enterprise Edition 5 Enterprise Architect Certified Master Exam (Step 1 of 3)</text:p>
        </text:list-item>
      </text:list>
      <text:list xml:id="list1851994383" text:continue-list="list161440038" text:style-name="L1">
        <text:list-header>
          <text:p text:style-name="P12"/>
          <text:p text:style-name="P20"/>
        </text:list-header>
        <text:list-item>
          <text:p text:style-name="P9">ESTUDIOS COMPLEMENTARIOS </text:p>
        </text:list-item>
      </text:list>
      <text:p text:style-name="P4"/>
      <text:p text:style-name="P4"><text:tab/><text:tab/>Curso de Inglés (11 Niveles) </text:p>
      <text:p text:style-name="P5"><text:tab/><text:tab/>Open Access Lenguaje Center </text:p>
      <text:p text:style-name="P5"><text:tab/><text:tab/>Universidad Tecnológica de Bolívar </text:p>
      <text:p text:style-name="P5"><text:tab/><text:tab/>Cartagena, Diciembre de 2006 </text:p>
      <text:p text:style-name="P5"/>
      <text:p text:style-name="P5"><text:tab/><text:tab/><text:span text:style-name="T1">Curso de Redes de Acceso </text:span></text:p>
      <text:p text:style-name="P5"><text:tab/><text:tab/>Escuela de Verano </text:p>
      <text:p text:style-name="P5"><text:tab/><text:tab/>Universidad Tecnológica de Bolívar </text:p>
      <text:p text:style-name="P5"><text:tab/><text:tab/>Duración: 20 horas </text:p>
      <text:p text:style-name="P5"><text:tab/><text:tab/>Cartagena, Junio de 2006 </text:p>
      <text:p text:style-name="P5"/>
      <text:p text:style-name="P5"><text:tab/><text:tab/><text:span text:style-name="T1">Minor de Ingeniería de Software </text:span></text:p>
      <text:p text:style-name="P5"><text:tab/><text:tab/>Universidad Tecnológica de Bolívar </text:p>
      <text:p text:style-name="P5"><text:tab/><text:tab/>Cartagena, Noviembre de 2006</text:p>
      <text:list xml:id="list167986963" text:continue-numbering="true" text:style-name="L1">
        <text:list-header>
          <text:p text:style-name="P12"/>
        </text:list-header>
        <text:list-item>
          <text:p text:style-name="P9">PROYECTOS </text:p>
        </text:list-item>
      </text:list>
      <text:p text:style-name="P4"/>
      <text:p text:style-name="P6"><text:tab/><text:tab/><text:span text:style-name="T1">EVALUACIÓN DE DESEMPEÑO – QUASAR</text:span>, La evaluación de desempeño es una actividad que <text:tab/><text:tab/>se lleva acabo en la empresa InterBolsa, que se utiliza para medir el ejercicio laboral de los empleados <text:tab/><text:tab/>de esa empresa. Este se desarrolló en Quasar software, para que se pueda realizar a través de Internet <text:tab/><text:tab/>haciendo uso de AJAX. </text:p>
      <text:p text:style-name="P6"><text:tab/><text:tab/>Quasar Software, Bogotá, Julio de 2007. </text:p>
      <text:p text:style-name="P6"/>
      <text:p text:style-name="P6"><text:tab/><text:tab/><text:span text:style-name="T1">OFFIMONACO – QUASAR</text:span>, Sistema para la administración de productos en los inventarios, <text:tab/><text:tab/><text:tab/>compras a proveedores, pedidos a proveedores, pedidos a clientes, administración de usuarios y pagos <text:tab/><text:tab/>online. Este se desarrolló bajo el framework ZK. </text:p>
      <text:p text:style-name="P6"><text:tab/><text:tab/>Quasar Software, Bogotá, Septiembre de 2007. </text:p>
      <text:p text:style-name="P6"/>
      <text:p text:style-name="P6"><text:tab/><text:tab/><text:span text:style-name="T1">CATALOGO DE PRODUCTOS – COMCEL</text:span>, Assist Consultores presta un servicio de Outsorcing <text:tab/><text:tab/>a COMCEL, el cual se encarga de <text:s/>implementar la arquitectura de las bases de datos que soportaran el <text:tab/><text:tab/>peso de todos los servicios ofrecidos por COMCEL (venta de: equipos y planes, requisitos que se <text:tab/><text:tab/>hacen necesarios para obtener los servios, condiciones que deben cumplir y todos los cálculos de <text:tab/><text:tab/>precios de cada uno de ellos; todo esto se hace interactuando con la base de datos (ORACLE), por <text:tab/><text:tab/>medio del uso de procedimientos escritos en lenguaje PL/SQL. </text:p>
      <text:p text:style-name="P6"/>
      <text:p text:style-name="P6"><text:tab/><text:tab/><text:span text:style-name="T1">SOFIA PLUS – SENA</text:span>, Sofia Plus es la nueva infraestructura del SENA en una dimensión <text:tab/><text:tab/><text:tab/>tecnológica y digital, que genera una forma diferente de relacionamiento en los procesos de <text:tab/><text:tab/><text:tab/>aprendizaje que se imparten para la formación educativa hacia la población Colombiana. Para su <text:tab/><text:tab/>desarrollo se utilizan ultimas tecnologías en Java, como son: JBoss, JSF, Tomahawk, A4J, EJB, <text:tab/><text:tab/>Hibernate sobre una base de datos ORACLE. </text:p>
      <text:p text:style-name="P6"/>
      <text:p text:style-name="P6"><text:tab/><text:tab/><text:span text:style-name="T1">SIRE – ASOBANCARIA</text:span>, Sistema de Información de Reclamos, sistema diseñado el cual <text:tab/><text:tab/><text:tab/>implementa el programa de la ley HABEAS DATA donde se especifica que los titulares de la <text:tab/><text:tab/><text:tab/>información o sus causahabientes que consideren que la información contenida en su registro <text:tab/><text:tab/><text:tab/>individual en un banco de datos debe ser objeto de corrección o actualización podrán presentar un <text:tab/><text:tab/>reclamo ante la CIFIN. Este sistema utiliza un servidor de aplicación OC4J y una base de datos <text:tab/><text:tab/><text:tab/>ORACLE, en su implementación se utilizaron las tecnlogias EJB 3.0, ICEfaces y Velocity </text:p>
      <text:p text:style-name="P6"/>
      <text:p text:style-name="P6"><text:tab/><text:tab/><text:span text:style-name="T1">SOAT WEB – MAPFRE</text:span>, Aplicación empresarial encargada de realizar la cotización de seguros <text:tab/><text:tab/>SOAT (Seguro Obligatorio de Accidentes de Transito), realización de compras de seguros SOAT en <text:tab/><text:tab/>linea, administración de puntos autorizados para realizar la venta de seguros SOAT, administración de <text:tab/><text:tab/>la papeleria utilizada para imprimir los seguros SOAT, y un modulo que se encarga manejar mensajes <text:tab/><text:tab/>internos entre los puntos de ventas autorizados. Esta aplicación se desarrollo con tecnología Java, <text:tab/><text:tab/>utilizando en la capa web JSF, Facelets, Richfaces; en la capa de negocio EJB 3.0, Velocity y en la <text:tab/><text:tab/>capa de persistencia Hibernate que mapea una base de datos ORACLE. </text:p>
      <text:p text:style-name="P6"/>
      <text:p text:style-name="P6"><text:tab/><text:tab/></text:p>
      <text:p text:style-name="P21"><text:tab/><text:tab/></text:p>
      <text:p text:style-name="P6"><text:span text:style-name="T1"><text:tab/><text:tab/>SIIJYP (OIM: Organización Internacional para las Migraciones) – SoftManagement</text:span>, Sistema <text:tab/><text:tab/>de Información Interinstitucional de Justicia y Paz, Aplicación empresarial que pretende implementar <text:tab/><text:tab/>la Ley de Justicia y Paz (ley 975 del 25 de julio de 2005) es un sistema en donde distintas <text:tab/><text:tab/><text:tab/>entidades gubernamentales que están directamente implicadas con la ley de justicia y paz, serán los <text:tab/><text:tab/>usuarios que harán cumplir el derecho que tiene todo ciudadano colombiano sobre esta ley. Esta <text:tab/><text:tab/>aplicación se está desarrollando bajo la tecnología Java, utilizando en la capa web JSF, ICEFaces, <text:tab/><text:tab/>ICE Facelets; en la capa de negocio EJB 3.0. y en la capa de persistencia TopLink que mapea una <text:tab/><text:tab/>base de datos ORACLE; para la autenticación de la misma se utiliza LDAP (OID, Oracle Internet <text:tab/><text:tab/>Directory).</text:p>
      <text:p text:style-name="P6"/>
      <text:p text:style-name="P14"><text:tab/><text:tab/><text:span text:style-name="T1">AFILIACIÓN ÚNICA – IQ-SOFT</text:span>, <text:span text:style-name="T8">Sistema que implementa la Resolución 2692 de 2010 </text:span><text:span text:style-name="T10">de <text:tab/><text:tab/><text:tab/>Colombia </text:span><text:span text:style-name="T9">y sus modificaciones</text:span><text:span text:style-name="T8">, la cual adopta el Formulario Único Electrónico de Afiliación y <text:tab/><text:tab/><text:tab/>manejo de novedades al Sistema de Seguridad Social <text:s/>Integral y de la Protección Social. La a</text:span><text:span text:style-name="T3">plicación <text:tab/><text:tab/>se desarrolla bajo una arquitectura JEE 5, utilizando las siguientes tecnologías: Richf</text:span><text:span text:style-name="T4">a</text:span><text:span text:style-name="T3">ces, Facelets, <text:tab/><text:tab/></text:span><text:span text:style-name="T7">j</text:span><text:span text:style-name="T3">Query en la capa de presentación, EJB 3.0 <text:tab/>en la capa de negocio y en la capa persistencia Hibernate; <text:tab/><text:tab/>lo anterior sobre el servidor de aplicación JBOSS v5.1. El motor de base de datos </text:span><text:span text:style-name="T7">utilizado es <text:tab/><text:tab/><text:tab/></text:span><text:span text:style-name="T3">PostgreSQL.</text:span></text:p>
      <text:p text:style-name="P6"><text:span text:style-name="T3"/></text:p>
      <text:p text:style-name="P15"><text:span text:style-name="T3"><text:tab/><text:tab/></text:span><text:span text:style-name="T2">INTERSSI – Jaime Torres y Cia</text:span><text:span text:style-name="T4">, </text:span><text:span text:style-name="T5">Sistema que implementa la Resolución 736 de 2007 de Colombia <text:tab/><text:tab/>y sus modificaciones, </text:span><text:span text:style-name="T6">el c</text:span><text:span text:style-name="T7">ual se precisa la operación del pago asistido a travéz de la Planilla Integrada <text:tab/><text:tab/>de Liquidación de Aportes. El sistema se encuentra desarrollado utilizando tecnología JEE (Servlets y <text:tab/><text:tab/>JSPs), jQuery y javaScript. Para la generación de reportes se utilizan las librerias de JasperReport. <text:tab/><text:tab/>Este aplicativo se despliega sobre el servidor de aplicación JBOSS 5. El motor de base de datos <text:tab/><text:tab/>utilizado es PostgreSQL.</text:span></text:p>
      <text:p text:style-name="P3"/>
      <text:p text:style-name="P3"/>
      <text:p text:style-name="P3"/>
      <text:p text:style-name="P3"/>
      <text:list xml:id="list2012840961" text:continue-numbering="true" text:style-name="L1">
        <text:list-item>
          <text:p text:style-name="P9">SEMINARIOS </text:p>
        </text:list-item>
      </text:list>
      <text:p text:style-name="P4"/>
      <text:p text:style-name="P4"><text:tab/><text:tab/>FLISOL 2007 </text:p>
      <text:p text:style-name="P5"><text:tab/><text:tab/>(Festival Latinoamericano de Instalación de Software Libre) </text:p>
      <text:p text:style-name="P5"><text:tab/><text:tab/>Universidad Tecnológica de Bolívar y Cámara de Comercio </text:p>
      <text:p text:style-name="P5"><text:tab/><text:tab/>Cartagena, 21 al <text:s/>23 de Abril de 2007 </text:p>
      <text:p text:style-name="P5"/>
      <text:p text:style-name="P5"><text:tab/><text:tab/><text:span text:style-name="T1">FLISOL 2008 </text:span></text:p>
      <text:p text:style-name="P5"><text:tab/><text:tab/>(Festival Latinoamericano de Instalación de Software Libre) </text:p>
      <text:p text:style-name="P5"><text:tab/><text:tab/>Museo de ciencia y tecnología Maloka </text:p>
      <text:p text:style-name="P5"><text:tab/><text:tab/>Bogotá, 26 de Abril de 2008 </text:p>
      <text:p text:style-name="P5"/>
      <text:p text:style-name="P5"><text:tab/><text:tab/><text:span text:style-name="T1">FLISOL 2009 </text:span></text:p>
      <text:p text:style-name="P5"><text:tab/><text:tab/>(Festival Latinoamericano de Instalación de Software Libre) </text:p>
      <text:p text:style-name="P5"><text:tab/><text:tab/>Biblioteca Pública Virgilio Barco </text:p>
      <text:p text:style-name="P5"><text:tab/><text:tab/>Bogotá, 25 de Abril de 2008</text:p>
      <text:p text:style-name="P3"/>
      <text:p text:style-name="P3"/>
      <text:p text:style-name="P3"/>
      <text:list xml:id="list1155609037" text:continue-numbering="true" text:style-name="L1">
        <text:list-item>
          <text:p text:style-name="P9">IDIOMAS </text:p>
        </text:list-item>
      </text:list>
      <text:p text:style-name="P4"><text:tab/><text:tab/></text:p>
      <text:p text:style-name="P4"><text:tab/><text:tab/>INGLÉS </text:p>
      <text:p text:style-name="P5"><text:tab/><text:tab/>Nivel </text:p>
      <text:p text:style-name="P5"><text:tab/><text:tab/>Habla: Medio <text:s text:c="9"/>Escritura: Medio <text:s text:c="9"/>Escucha: Medio</text:p>
      <text:p text:style-name="P3"/>
      <text:p text:style-name="P3"/>
      <text:p text:style-name="P3"/>
      <text:list xml:id="list1833644203" text:continue-numbering="true" text:style-name="L1">
        <text:list-item>
          <text:p text:style-name="P9">EXPERIENCIA LABORAL </text:p>
        </text:list-item>
      </text:list>
      <text:p text:style-name="P4"/>
      <text:p text:style-name="P4"/>
      <text:p text:style-name="P4"><text:tab/><text:tab/>INFORMATICA Y REDES (SIIR). Cartagena (Bolívar). </text:p>
      <text:p text:style-name="P5"><text:tab/><text:tab/>Cargo:<text:tab/><text:tab/>Practicante de Ingeniería - Programador </text:p>
      <text:p text:style-name="P5"><text:soft-page-break/><text:tab/><text:tab/>Área:<text:tab/><text:tab/>Desarrollo </text:p>
      <text:p text:style-name="P5"><text:tab/><text:tab/>Jefe Directo:<text:tab/>Ing. Gustavo Almanza </text:p>
      <text:p text:style-name="P5"><text:tab/><text:tab/>Duración:<text:tab/>18 de Junio de 2006 – 19 de Diciembre de 2006. </text:p>
      <text:p text:style-name="P5"/>
      <text:p text:style-name="P4"><text:tab/><text:tab/>Quasar Software, Bogotá. </text:p>
      <text:p text:style-name="P5"><text:tab/><text:tab/>Cargo:<text:tab/><text:tab/>Ingeniero de Desarrollo </text:p>
      <text:p text:style-name="P5"><text:tab/><text:tab/>Área:<text:tab/><text:tab/>Ingeniería </text:p>
      <text:p text:style-name="P5"><text:tab/><text:tab/>Jefe Directo:<text:tab/>Ing. Pablo Melo </text:p>
      <text:p text:style-name="P5"><text:tab/><text:tab/>Duración:<text:tab/>13 de Julio de 2007 – 17 de Diciembre de 2007. </text:p>
      <text:p text:style-name="P5"/>
      <text:p text:style-name="P7"/>
      <text:p text:style-name="P4"><text:tab/><text:tab/>Assist Consultores, Bogotá. </text:p>
      <text:p text:style-name="P5"><text:tab/><text:tab/>Cargo:<text:tab/><text:tab/>Portal Solutions </text:p>
      <text:p text:style-name="P5"><text:tab/><text:tab/>Área:<text:tab/><text:tab/>Desarrollo (Outsorcing COMCEL) </text:p>
      <text:p text:style-name="P5"><text:tab/><text:tab/>Jefe Directo:<text:tab/>Ing. Sandra Marcela Ramirez Alfonso </text:p>
      <text:p text:style-name="P5"><text:tab/><text:tab/>Duración:<text:tab/>18 de Diciembre de 2007 – 31 de Mayo de 2008. </text:p>
      <text:p text:style-name="P5"/>
      <text:p text:style-name="P4"><text:tab/><text:tab/>SENA, Bogotá. </text:p>
      <text:p text:style-name="P5"><text:tab/><text:tab/>Cargo:<text:tab/><text:tab/>Ingeniero de Desarrollo </text:p>
      <text:p text:style-name="P5"><text:tab/><text:tab/>Área:<text:tab/><text:tab/>Desarrollo </text:p>
      <text:p text:style-name="P5"><text:tab/><text:tab/>Jefe Directo:<text:tab/>Ing. Wladimir Tarazona Serrano </text:p>
      <text:p text:style-name="P5"><text:tab/><text:tab/>Duración:<text:tab/>21 de Julio de 2008 – 25 de Abril de 2009. </text:p>
      <text:p text:style-name="P5"/>
      <text:p text:style-name="P4"><text:tab/><text:tab/>IT Avalon, Bogotá. </text:p>
      <text:p text:style-name="P5"><text:tab/><text:tab/>Cargo:<text:tab/><text:tab/>Ingeniero de Desarrollo y Analisis </text:p>
      <text:p text:style-name="P5"><text:tab/><text:tab/>Área:<text:tab/><text:tab/>Desarrollo </text:p>
      <text:p text:style-name="P5"><text:tab/><text:tab/>Jefe Directo:<text:tab/>Ing. Jacfeth Moreno Baldovino </text:p>
      <text:p text:style-name="P5"><text:tab/><text:tab/>Duración:<text:tab/>27 de Abril de 2009 – 31 de Julio de 2009. </text:p>
      <text:p text:style-name="P5"/>
      <text:p text:style-name="P4"><text:tab/><text:tab/>Inforcol S.A., Bogotá. </text:p>
      <text:p text:style-name="P5"><text:tab/><text:tab/><text:bookmark-start text:name="DDE_LINK"/>Cargo:<text:bookmark-end text:name="DDE_LINK"/><text:tab/><text:tab/>Analista de Informatica y Desarrollador </text:p>
      <text:p text:style-name="P5"><text:tab/><text:tab/>Área:<text:tab/><text:tab/>Desarrollo </text:p>
      <text:p text:style-name="P5"><text:tab/><text:tab/>Jefe Directo:<text:tab/>Ing. Henry Castro Olarte </text:p>
      <text:p text:style-name="P5"><text:tab/><text:tab/>Duración:<text:tab/>5 <text:s/>de Agosto de 2009 – 31 de Diciembre de 2009. </text:p>
      <text:p text:style-name="P5"/>
      <text:p text:style-name="P4"><text:tab/><text:tab/>SoftManagement, Bogotá. </text:p>
      <text:p text:style-name="P5"><text:tab/><text:tab/>Cargo:<text:tab/><text:tab/>Analista de Informatica y Desarrollador </text:p>
      <text:p text:style-name="P5"><text:tab/><text:tab/>Área:<text:tab/><text:tab/>Desarrollo </text:p>
      <text:p text:style-name="P5"><text:tab/><text:tab/>Jefe Directo:<text:tab/>Ing. Mario Ardila </text:p>
      <text:p text:style-name="P5"><text:tab/><text:tab/>Duración:<text:tab/>4 <text:s/>de Enero de 2010 – 8 de Marzo de 2011. </text:p>
      <text:p text:style-name="P5"/>
      <text:p text:style-name="P4"><text:tab/><text:tab/>IQ-Soft, Bogotá </text:p>
      <text:p text:style-name="P5"><text:tab/><text:tab/>Cargo:<text:tab/><text:tab/>Ingeniero de Desarrollo SENIOR </text:p>
      <text:p text:style-name="P5"><text:tab/><text:tab/>Área:<text:tab/><text:tab/>Desarrollo </text:p>
      <text:p text:style-name="P5"><text:tab/><text:tab/>Jefe Directo:<text:tab/>Ing. Fanny Roa </text:p>
      <text:p text:style-name="P16"><text:tab/><text:tab/>Duración:<text:tab/>22 de Marzo de 2011 – <text:span text:style-name="T11">30</text:span> de Marzo de 201<text:span text:style-name="T11">2</text:span>. </text:p>
      <text:p text:style-name="P3"/>
      <text:p text:style-name="P10"><text:tab/><text:tab/><text:span text:style-name="T12">Jaime Torres y Cia</text:span>, Bogotá </text:p>
      <text:p text:style-name="P17"><text:tab/><text:tab/>Cargo:<text:tab/><text:tab/>Ingeniero de Desarrollo SENIOR </text:p>
      <text:p text:style-name="P17"><text:tab/><text:tab/>Área:<text:tab/><text:tab/>Desarrollo </text:p>
      <text:p text:style-name="P17"><text:tab/><text:tab/>Jefe Directo:<text:tab/>Ing. <text:span text:style-name="T12">Luz Edi Padilla</text:span></text:p>
      <text:p text:style-name="P17"><text:tab/><text:tab/>Duración:<text:tab/><text:span text:style-name="T12">10</text:span> de <text:span text:style-name="T12">Julio</text:span> de 201<text:span text:style-name="T12">2</text:span> – <text:span text:style-name="T12">Fecha Actual</text:span> </text:p>
      <text:p text:style-name="P3"/>
      <text:p text:style-name="P3"/>
      <text:p text:style-name="P3"/>
      <text:list xml:id="list1769487275" text:continue-numbering="true" text:style-name="L1">
        <text:list-item>
          <text:p text:style-name="P9">REFERENCIAS LABORALES </text:p>
        </text:list-item>
      </text:list>
      <text:p text:style-name="P3"/>
      <text:p text:style-name="P3"/>
      <text:p text:style-name="P4"><text:tab/><text:tab/>ING. LUIS E. DÁVILA CABARCAS </text:p>
      <text:p text:style-name="P3"><text:tab/><text:tab/>Director de operaciones </text:p>
      <text:p text:style-name="P3"><text:tab/><text:tab/>SIIR. </text:p>
      <text:p text:style-name="P3"><text:tab/><text:tab/>CEL: 300 8104777, Cartagena (Bolívar) </text:p>
      <text:p text:style-name="P3"/>
      <text:p text:style-name="P3"><text:tab/><text:tab/><text:span text:style-name="T1">ING. OMAR MUÑOZ </text:span></text:p>
      <text:p text:style-name="P3"><text:tab/><text:tab/>Ingeniera de desarrollo </text:p>
      <text:p text:style-name="P3"><text:tab/><text:tab/>Softmanagement</text:p>
      <text:p text:style-name="P3"><text:tab/><text:tab/>CEL: 300 4240518, Bogotá</text:p>
      <text:p text:style-name="P3"/>
      <text:p text:style-name="P4"><text:tab/><text:tab/>PSICÓLOGO REYNALDO CALDERON RIVERO</text:p>
      <text:p text:style-name="P3"><text:tab/><text:tab/>Psicólogo</text:p>
      <text:p text:style-name="P3"><text:tab/><text:tab/>Grecon</text:p>
      <text:p text:style-name="P3"><text:soft-page-break/><text:tab/><text:tab/>CEL: 316 4626310, Bogotá</text:p>
      <text:list xml:id="list1285085684" text:continue-numbering="true" text:style-name="L1">
        <text:list-header>
          <text:p text:style-name="P20"/>
        </text:list-header>
        <text:list-item>
          <text:p text:style-name="P9">REFERENCIAS PERSONALES </text:p>
        </text:list-item>
      </text:list>
      <text:p text:style-name="P3"/>
      <text:p text:style-name="P3"><text:tab/><text:tab/></text:p>
      <text:p text:style-name="P4"><text:tab/><text:tab/>ORLANDO LARIOS DÍAZ </text:p>
      <text:p text:style-name="P3"><text:tab/><text:tab/>Ingeniero Civil</text:p>
      <text:p text:style-name="P3"><text:tab/><text:tab/>Gerente General </text:p>
      <text:p text:style-name="P3"><text:tab/><text:tab/>OLD Ingeniería </text:p>
      <text:p text:style-name="P3"><text:tab/><text:tab/>TEL: 2692528 – 310 8754788, Bogotá D.C.</text:p>
      <text:p text:style-name="P3"/>
      <text:p text:style-name="P3"><text:tab/><text:tab/><text:span text:style-name="T1">ROSIRIS OCHOA LARIOS</text:span></text:p>
      <text:p text:style-name="P3"><text:tab/><text:tab/>Instrumentadora Quirurjica</text:p>
      <text:p text:style-name="P3"><text:tab/><text:tab/>Asesor Quirurjico</text:p>
      <text:p text:style-name="P3"><text:tab/><text:tab/>Jhonson &amp; Jhonson</text:p>
      <text:p text:style-name="P3"><text:tab/><text:tab/>TEL: 6613656 – 300 6592008, Cartagena (Bolívar)</text:p>
      <text:p text:style-name="P3"/>
      <text:p text:style-name="P3"><text:tab/><text:tab/><text:span text:style-name="T1">JESUS TACHE OVIEDO</text:span></text:p>
      <text:p text:style-name="P3"><text:tab/><text:tab/>Ingeniero Civil</text:p>
      <text:p text:style-name="P3"><text:tab/><text:tab/>Ingeniero de Proyectos</text:p>
      <text:p text:style-name="P3"><text:tab/><text:tab/>Transgas de Occidente</text:p>
      <text:p text:style-name="P3"><text:tab/><text:tab/>TEL: 6577070 ext 154 – 300 5722186, Bogotá D.C.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MILTON JAVIER OCHOA LARIOS </text:p>
      <text:p text:style-name="P3"><text:tab/><text:tab/>C. C. 73.197.994 de Cartagena (Bolíva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35.565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LTON JAVIER OCHOA LARIOS</text:p>
        <text:p text:style-name="MP2">INGENIERO DE SISTE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8T08:15:59</meta:creation-date>
    <dc:date>2013-07-15T10:51:58</dc:date>
    <meta:editing-duration>PT7H29M20S</meta:editing-duration>
    <meta:editing-cycles>42</meta:editing-cycles>
    <meta:generator>LibreOffice/3.6$Linux_X86_64 LibreOffice_project/360m1$Build-2</meta:generator>
    <dc:creator>Des62 </dc:creator>
    <meta:document-statistic meta:table-count="0" meta:image-count="0" meta:object-count="0" meta:page-count="7" meta:paragraph-count="155" meta:word-count="1498" meta:character-count="10140" meta:non-whitespace-character-count="8275"/>
    <meta:user-defined meta:name="Información 1"/>
    <meta:user-defined meta:name="Información 2"/>
    <meta:user-defined meta:name="Información 3"/>
    <meta:user-defined meta:name="Información 4"/>
  </office:meta>
</office:document-meta>
</file>